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8d3b4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8d3b49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8d3b4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b9ceb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8d3b49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8d3b4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style:shadow="none" style:writing-mode="page"/>
      <style:text-properties fo:font-size="12pt" style:text-underline-style="none" fo:font-weight="normal" officeooo:rsid="0041886b" officeooo:paragraph-rsid="008d3b4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8d3b4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c929c0" officeooo:paragraph-rsid="00c929c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8d3b4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bold" officeooo:rsid="000d7328" officeooo:paragraph-rsid="00c929c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c929c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c929c0" officeooo:paragraph-rsid="00c929c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c929c0" officeooo:paragraph-rsid="00ca495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c929c0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407587"/>
    </style:style>
    <style:style style:name="T3" style:family="text">
      <style:text-properties style:text-underline-style="solid" style:text-underline-width="auto" style:text-underline-color="font-color" officeooo:rsid="00ba1a59"/>
    </style:style>
    <style:style style:name="T4" style:family="text">
      <style:text-properties style:text-underline-style="solid" style:text-underline-width="auto" style:text-underline-color="font-color" officeooo:rsid="00c1011f"/>
    </style:style>
    <style:style style:name="T5" style:family="text">
      <style:text-properties officeooo:rsid="001156be"/>
    </style:style>
    <style:style style:name="T6" style:family="text">
      <style:text-properties fo:font-weight="bold" officeooo:rsid="00b205e9" style:font-weight-asian="bold" style:font-weight-complex="bold"/>
    </style:style>
    <style:style style:name="T7" style:family="text">
      <style:text-properties fo:font-weight="bold" officeooo:rsid="00b77f0d" style:font-weight-asian="bold" style:font-weight-complex="bold"/>
    </style:style>
    <style:style style:name="T8" style:family="text">
      <style:text-properties fo:font-weight="bold" officeooo:rsid="001e17e6" style:font-weight-asian="bold" style:font-weight-complex="bold"/>
    </style:style>
    <style:style style:name="T9" style:family="text">
      <style:text-properties fo:font-weight="bold" officeooo:rsid="003336b2" style:font-weight-asian="bold" style:font-weight-complex="bold"/>
    </style:style>
    <style:style style:name="T10" style:family="text">
      <style:text-properties fo:font-weight="bold" officeooo:rsid="0020097a" style:font-weight-asian="bold" style:font-weight-complex="bold"/>
    </style:style>
    <style:style style:name="T11" style:family="text">
      <style:text-properties fo:font-weight="bold" officeooo:rsid="00746057" style:font-weight-asian="bold" style:font-weight-complex="bold"/>
    </style:style>
    <style:style style:name="T12" style:family="text">
      <style:text-properties fo:font-weight="bold" officeooo:rsid="0078542b" style:font-weight-asian="bold" style:font-weight-complex="bold"/>
    </style:style>
    <style:style style:name="T13" style:family="text">
      <style:text-properties fo:font-weight="bold" officeooo:rsid="007939e5" style:font-weight-asian="bold" style:font-weight-complex="bold"/>
    </style:style>
    <style:style style:name="T14" style:family="text">
      <style:text-properties fo:font-weight="bold" officeooo:rsid="0035edc4" style:font-weight-asian="bold" style:font-weight-complex="bold"/>
    </style:style>
    <style:style style:name="T15" style:family="text">
      <style:text-properties fo:font-weight="bold" officeooo:rsid="00257292" style:font-weight-asian="bold" style:font-weight-complex="bold"/>
    </style:style>
    <style:style style:name="T16" style:family="text">
      <style:text-properties fo:font-weight="bold" officeooo:rsid="00bd04f9" style:font-weight-asian="bold" style:font-weight-complex="bold"/>
    </style:style>
    <style:style style:name="T17" style:family="text">
      <style:text-properties officeooo:rsid="00b205e9"/>
    </style:style>
    <style:style style:name="T18" style:family="text">
      <style:text-properties officeooo:rsid="00b4c57c"/>
    </style:style>
    <style:style style:name="T19" style:family="text">
      <style:text-properties officeooo:rsid="00b3d835"/>
    </style:style>
    <style:style style:name="T20" style:family="text">
      <style:text-properties officeooo:rsid="00b663f2"/>
    </style:style>
    <style:style style:name="T21" style:family="text">
      <style:text-properties officeooo:rsid="00befdb6"/>
    </style:style>
    <style:style style:name="T22" style:family="text">
      <style:text-properties officeooo:rsid="00b6dea3"/>
    </style:style>
    <style:style style:name="T23" style:family="text">
      <style:text-properties officeooo:rsid="00b77f0d"/>
    </style:style>
    <style:style style:name="T24" style:family="text">
      <style:text-properties officeooo:rsid="00130697"/>
    </style:style>
    <style:style style:name="T25" style:family="text">
      <style:text-properties style:text-underline-style="none" officeooo:rsid="00191d4b"/>
    </style:style>
    <style:style style:name="T26" style:family="text">
      <style:text-properties style:text-underline-style="none" officeooo:rsid="000c108a"/>
    </style:style>
    <style:style style:name="T27" style:family="text">
      <style:text-properties style:text-underline-style="none" officeooo:rsid="00ba1a59"/>
    </style:style>
    <style:style style:name="T28" style:family="text">
      <style:text-properties officeooo:rsid="00171a9c"/>
    </style:style>
    <style:style style:name="T29" style:family="text">
      <style:text-properties officeooo:rsid="00191d4b"/>
    </style:style>
    <style:style style:name="T30" style:family="text">
      <style:text-properties officeooo:rsid="001cfd86"/>
    </style:style>
    <style:style style:name="T31" style:family="text">
      <style:text-properties fo:font-style="normal" officeooo:rsid="001cfd86" style:font-style-asian="normal" style:font-style-complex="normal"/>
    </style:style>
    <style:style style:name="T32" style:family="text">
      <style:text-properties fo:font-style="normal" officeooo:rsid="0044ed27" style:font-style-asian="normal" style:font-style-complex="normal"/>
    </style:style>
    <style:style style:name="T33" style:family="text">
      <style:text-properties fo:font-style="normal" officeooo:rsid="0068b657" style:font-style-asian="normal" style:font-style-complex="normal"/>
    </style:style>
    <style:style style:name="T34" style:family="text">
      <style:text-properties fo:font-style="normal" officeooo:rsid="0048cc42" style:font-style-asian="normal" style:font-style-complex="normal"/>
    </style:style>
    <style:style style:name="T35" style:family="text">
      <style:text-properties fo:font-style="normal" officeooo:rsid="005df49e" style:font-style-asian="normal" style:font-style-complex="normal"/>
    </style:style>
    <style:style style:name="T36" style:family="text">
      <style:text-properties fo:font-style="normal" officeooo:rsid="006f7302" style:font-style-asian="normal" style:font-style-complex="normal"/>
    </style:style>
    <style:style style:name="T37" style:family="text">
      <style:text-properties fo:font-style="normal" officeooo:rsid="00b5f83e" style:font-style-asian="normal" style:font-style-complex="normal"/>
    </style:style>
    <style:style style:name="T38" style:family="text">
      <style:text-properties fo:font-style="normal" officeooo:rsid="00c04356" style:font-style-asian="normal" style:font-style-complex="normal"/>
    </style:style>
    <style:style style:name="T39" style:family="text">
      <style:text-properties officeooo:rsid="001e79c7"/>
    </style:style>
    <style:style style:name="T40" style:family="text">
      <style:text-properties officeooo:rsid="002187c7"/>
    </style:style>
    <style:style style:name="T41" style:family="text">
      <style:text-properties officeooo:rsid="00225ccc"/>
    </style:style>
    <style:style style:name="T42" style:family="text">
      <style:text-properties style:text-position="super 58%" officeooo:rsid="001156be"/>
    </style:style>
    <style:style style:name="T43" style:family="text">
      <style:text-properties officeooo:rsid="005b3e24"/>
    </style:style>
    <style:style style:name="T44" style:family="text">
      <style:text-properties fo:font-variant="small-caps"/>
    </style:style>
    <style:style style:name="T45" style:family="text">
      <style:text-properties fo:font-variant="small-caps" officeooo:rsid="00672a40"/>
    </style:style>
    <style:style style:name="T46" style:family="text">
      <style:text-properties fo:font-variant="small-caps" officeooo:rsid="0068b657"/>
    </style:style>
    <style:style style:name="T47" style:family="text">
      <style:text-properties officeooo:rsid="005bb881"/>
    </style:style>
    <style:style style:name="T48" style:family="text">
      <style:text-properties officeooo:rsid="006d0819"/>
    </style:style>
    <style:style style:name="T49" style:family="text">
      <style:text-properties officeooo:rsid="005c4410"/>
    </style:style>
    <style:style style:name="T50" style:family="text">
      <style:text-properties officeooo:rsid="006d9500"/>
    </style:style>
    <style:style style:name="T51" style:family="text">
      <style:text-properties officeooo:rsid="00438a99"/>
    </style:style>
    <style:style style:name="T52" style:family="text">
      <style:text-properties officeooo:rsid="005ce824"/>
    </style:style>
    <style:style style:name="T53" style:family="text">
      <style:text-properties officeooo:rsid="0068b657"/>
    </style:style>
    <style:style style:name="T54" style:family="text">
      <style:text-properties officeooo:rsid="0070773f"/>
    </style:style>
    <style:style style:name="T55" style:family="text">
      <style:text-properties officeooo:rsid="00395ea8"/>
    </style:style>
    <style:style style:name="T56" style:family="text">
      <style:text-properties officeooo:rsid="00084521"/>
    </style:style>
    <style:style style:name="T57" style:family="text">
      <style:text-properties officeooo:rsid="0014854a"/>
    </style:style>
    <style:style style:name="T58" style:family="text">
      <style:text-properties officeooo:rsid="003fd630"/>
    </style:style>
    <style:style style:name="T59" style:family="text">
      <style:text-properties officeooo:rsid="0054c328"/>
    </style:style>
    <style:style style:name="T60" style:family="text">
      <style:text-properties officeooo:rsid="0044e5da"/>
    </style:style>
    <style:style style:name="T61" style:family="text">
      <style:text-properties officeooo:rsid="0046c05d"/>
    </style:style>
    <style:style style:name="T62" style:family="text">
      <style:text-properties officeooo:rsid="0045646b"/>
    </style:style>
    <style:style style:name="T63" style:family="text">
      <style:text-properties officeooo:rsid="003336b2"/>
    </style:style>
    <style:style style:name="T64" style:family="text">
      <style:text-properties officeooo:rsid="0046dc31"/>
    </style:style>
    <style:style style:name="T65" style:family="text">
      <style:text-properties fo:font-style="italic" officeooo:rsid="0044ed27" style:font-style-asian="italic" style:font-style-complex="italic"/>
    </style:style>
    <style:style style:name="T66" style:family="text">
      <style:text-properties fo:font-style="italic" officeooo:rsid="008e6dc3" style:font-style-asian="italic" style:font-style-complex="italic"/>
    </style:style>
    <style:style style:name="T67" style:family="text">
      <style:text-properties officeooo:rsid="00407587"/>
    </style:style>
    <style:style style:name="T68" style:family="text">
      <style:text-properties officeooo:rsid="00223d94"/>
    </style:style>
    <style:style style:name="T69" style:family="text">
      <style:text-properties officeooo:rsid="0070130a"/>
    </style:style>
    <style:style style:name="T70" style:family="text">
      <style:text-properties officeooo:rsid="0029201c"/>
    </style:style>
    <style:style style:name="T71" style:family="text">
      <style:text-properties officeooo:rsid="0052ca4a"/>
    </style:style>
    <style:style style:name="T72" style:family="text">
      <style:text-properties officeooo:rsid="002c1fd2"/>
    </style:style>
    <style:style style:name="T73" style:family="text">
      <style:text-properties officeooo:rsid="0057cc59"/>
    </style:style>
    <style:style style:name="T74" style:family="text">
      <style:text-properties officeooo:rsid="0020097a"/>
    </style:style>
    <style:style style:name="T75" style:family="text">
      <style:text-properties officeooo:rsid="007939e5"/>
    </style:style>
    <style:style style:name="T76" style:family="text">
      <style:text-properties officeooo:rsid="007ab5b7"/>
    </style:style>
    <style:style style:name="T77" style:family="text">
      <style:text-properties officeooo:rsid="0049aef9"/>
    </style:style>
    <style:style style:name="T78" style:family="text">
      <style:text-properties officeooo:rsid="009511ee"/>
    </style:style>
    <style:style style:name="T79" style:family="text">
      <style:text-properties officeooo:rsid="0095dc50"/>
    </style:style>
    <style:style style:name="T80" style:family="text">
      <style:text-properties officeooo:rsid="009c6b92"/>
    </style:style>
    <style:style style:name="T81" style:family="text">
      <style:text-properties officeooo:rsid="009db175"/>
    </style:style>
    <style:style style:name="T82" style:family="text">
      <style:text-properties officeooo:rsid="009f9da4"/>
    </style:style>
    <style:style style:name="T83" style:family="text">
      <style:text-properties officeooo:rsid="00a33093"/>
    </style:style>
    <style:style style:name="T84" style:family="text">
      <style:text-properties officeooo:rsid="00a7fa4a"/>
    </style:style>
    <style:style style:name="T85" style:family="text">
      <style:text-properties officeooo:rsid="00a9c559"/>
    </style:style>
    <style:style style:name="T86" style:family="text">
      <style:text-properties officeooo:rsid="00ad70a8"/>
    </style:style>
    <style:style style:name="T87" style:family="text">
      <style:text-properties officeooo:rsid="00b42238"/>
    </style:style>
    <style:style style:name="T88" style:family="text">
      <style:text-properties officeooo:rsid="00b498e8"/>
    </style:style>
    <style:style style:name="T89" style:family="text">
      <style:text-properties officeooo:rsid="00b9cebd"/>
    </style:style>
    <style:style style:name="T90" style:family="text">
      <style:text-properties officeooo:rsid="00ba1a59"/>
    </style:style>
    <style:style style:name="T91" style:family="text">
      <style:text-properties officeooo:rsid="00c1011f"/>
    </style:style>
    <style:style style:name="T92" style:family="text">
      <style:text-properties officeooo:rsid="00c61c9d"/>
    </style:style>
    <style:style style:name="T93" style:family="text">
      <style:text-properties officeooo:rsid="00ca4958"/>
    </style:style>
    <style:style style:name="T94" style:family="text">
      <style:text-properties fo:font-weight="normal" officeooo:rsid="00b0fffe" style:font-weight-asian="normal" style:font-weight-complex="normal"/>
    </style:style>
    <style:style style:name="T95" style:family="text">
      <style:text-properties fo:font-weight="normal" officeooo:rsid="00084521" style:font-weight-asian="normal" style:font-weight-complex="normal"/>
    </style:style>
    <style:style style:name="T96" style:family="text">
      <style:text-properties fo:font-weight="normal" officeooo:rsid="00225ccc" style:font-weight-asian="normal" style:font-weight-complex="normal"/>
    </style:style>
    <style:style style:name="T97" style:family="text">
      <style:text-properties fo:font-weight="normal" officeooo:rsid="0046dc31" style:font-weight-asian="normal" style:font-weight-complex="normal"/>
    </style:style>
    <style:style style:name="T98" style:family="text">
      <style:text-properties fo:font-weight="normal" officeooo:rsid="00ca495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ôle de conjugaison <text:span text:style-name="T48">du </text:span>20<text:span text:style-name="T43">21</text:span>.<text:span text:style-name="T83">01</text:span>.<text:span text:style-name="T83">11</text:span> <text:span text:style-name="T5">(sept verbes, C07) / 6</text:span><text:span text:style-name="T42">e</text:span><text:span text:style-name="T5"> </text:span></text:p>
      <text:p text:style-name="P1">Choisissez le sujet qui vous convient le mieux : A (<text:span text:style-name="T53">le plus </text:span>facile), B (<text:span text:style-name="T53">difficulté normale</text:span>) <text:span text:style-name="T53">ou C (le plus difficile)</text:span>. Traite<text:span text:style-name="T47">z</text:span> <text:span text:style-name="T44">l’un des </text:span><text:span text:style-name="T46">trois </text:span>sujets.</text:p>
      <text:p text:style-name="P1"><text:tab/>Question 19 : <text:tab/>attention, donnez <text:span text:style-name="T44">la forme anglaise </text:span><text:span text:style-name="T54">attendue</text:span>.</text:p>
      <text:p text:style-name="P1"><text:tab/>Question 20 : <text:tab/>analysez la forme verbale soulignée en donnant <text:span text:style-name="T44">les </text:span><text:span text:style-name="T45">4</text:span><text:span text:style-name="T44"> renseignements attendus</text:span>, à savoir : verbe à l’infinitif, mode, temps, personne</text:p>
      <text:p text:style-name="P3"/>
      <text:p text:style-name="P9"/>
      <text:p text:style-name="P9"><text:tab/><text:tab/>- <text:span text:style-name="T24">A -<text:tab/><text:tab/><text:tab/><text:tab/><text:tab/><text:tab/><text:tab/><text:tab/>- B -</text:span></text:p>
      <text:p text:style-name="P7">01] <text:span text:style-name="T84">faire</text:span>. ind.<text:span text:style-name="T30">présent</text:span>.<text:span text:style-name="T51">2P</text:span><text:tab/><text:tab/><text:tab/><text:tab/><text:tab/>01] <text:span text:style-name="T87">faire</text:span>. ind.imparfait.3<text:span text:style-name="T55">S</text:span></text:p>
      <text:p text:style-name="P7">02] <text:span text:style-name="T84">dire</text:span>. ind.<text:span text:style-name="T30">passé simple</text:span>.<text:span text:style-name="T78">3S</text:span><text:tab/><text:tab/><text:tab/><text:tab/><text:tab/><text:span text:style-name="T57">0</text:span>2] <text:span text:style-name="T87">dire</text:span>. ind.futur.3<text:span text:style-name="T55">P</text:span></text:p>
      <text:p text:style-name="P7">03] ê<text:span text:style-name="T84">tre</text:span>. in<text:span text:style-name="T30">d.présent</text:span>.<text:span text:style-name="T30">3P<text:tab/></text:span><text:tab/><text:tab/><text:tab/><text:tab/>03] ê<text:span text:style-name="T87">tre</text:span>. ind.passé composé.1<text:span text:style-name="T55">P</text:span></text:p>
      <text:p text:style-name="P7">04] <text:span text:style-name="T84">avoir</text:span>. <text:span text:style-name="T31">ind</text:span><text:span text:style-name="T17">.présent.3S<text:tab/><text:tab/><text:tab/><text:tab/><text:tab/></text:span>04] <text:span text:style-name="T87">avoir</text:span>. <text:span text:style-name="T6">cond</text:span><text:span text:style-name="T7">itionnel</text:span><text:span text:style-name="T17">.présent.1S</text:span></text:p>
      <text:p text:style-name="P7">0<text:span text:style-name="T17">5</text:span>] <text:span text:style-name="T84">parler</text:span>. <text:span text:style-name="T17">ind.présent.1S<text:tab/><text:tab/><text:tab/><text:tab/><text:tab/></text:span>0<text:span text:style-name="T17">5</text:span>] <text:span text:style-name="T87">parler</text:span>. <text:span text:style-name="T17">ind.présent.2P</text:span></text:p>
      <text:p text:style-name="P7">0<text:span text:style-name="T18">6</text:span>] <text:span text:style-name="T84">saisir</text:span>. <text:span text:style-name="T59">ind.passé composé</text:span>.<text:span text:style-name="T60">3P<text:tab/></text:span><text:tab/><text:tab/><text:tab/>0<text:span text:style-name="T18">6</text:span>] <text:span text:style-name="T87">saisir</text:span>. ind.<text:span text:style-name="T19">plus-que-parfait</text:span>.3<text:span text:style-name="T55">S</text:span></text:p>
      <text:p text:style-name="P7">0<text:span text:style-name="T18">7</text:span>] <text:span text:style-name="T84">aller</text:span>. ind.<text:span text:style-name="T39">imparfait</text:span>.<text:span text:style-name="T61">2S<text:tab/></text:span><text:tab/><text:tab/><text:tab/><text:tab/>0<text:span text:style-name="T18">7</text:span>] <text:span text:style-name="T87">aller</text:span>. ind.<text:span text:style-name="T80">futur</text:span>.3<text:span text:style-name="T55">P</text:span></text:p>
      <text:p text:style-name="P7">0<text:span text:style-name="T18">8</text:span>] <text:span text:style-name="T85">faire</text:span>. ind.<text:span text:style-name="T39">imparfait</text:span>.<text:span text:style-name="T62">3S<text:tab/><text:tab/><text:tab/><text:tab/><text:tab/></text:span>0<text:span text:style-name="T18">8</text:span>] <text:span text:style-name="T87">faire</text:span>. ind.passé <text:span text:style-name="T20">simple</text:span>.<text:span text:style-name="T24">3S</text:span></text:p>
      <text:p text:style-name="P7">0<text:span text:style-name="T18">9</text:span>] <text:span text:style-name="T85">dire</text:span>. <text:span text:style-name="T22">ind.imparfait.2P<text:tab/><text:tab/><text:tab/><text:tab/><text:tab/></text:span>0<text:span text:style-name="T18">9</text:span>] <text:span text:style-name="T90">aller</text:span>. <text:span text:style-name="T22">ind.présent.1S</text:span></text:p>
      <text:p text:style-name="P7"><text:span text:style-name="T18">10</text:span>] ê<text:span text:style-name="T85">tre</text:span>. <text:span text:style-name="T39">ind.imparfait.3P<text:tab/><text:tab/><text:tab/><text:tab/><text:tab/>10</text:span>] <text:span text:style-name="T58">avoir</text:span>. <text:span text:style-name="T7">impératif</text:span><text:span text:style-name="T23">.présent.2S</text:span></text:p>
      <text:p text:style-name="P7"><text:span text:style-name="T1">1</text:span>1] <text:span text:style-name="T85">avoir</text:span>. <text:span text:style-name="T59">ind</text:span>.<text:span text:style-name="T82">passé composé</text:span>.<text:span text:style-name="T51">1S<text:tab/><text:tab/><text:tab/><text:tab/>1</text:span>1] <text:span text:style-name="T87">parler</text:span>. ind.imparfait.3<text:span text:style-name="T55">P</text:span></text:p>
      <text:p text:style-name="P7"><text:span text:style-name="T1">1</text:span>2] <text:span text:style-name="T85">parler</text:span>. ind.<text:span text:style-name="T39">imparfait</text:span>.<text:span text:style-name="T51">1P<text:tab/><text:tab/><text:tab/><text:tab/><text:tab/>1</text:span>2] <text:span text:style-name="T58">saisir</text:span>. ind.futur.<text:span text:style-name="T28">1P</text:span></text:p>
      <text:p text:style-name="P7"><text:span text:style-name="T1">1</text:span>3] <text:span text:style-name="T85">saisir</text:span>. ind.<text:span text:style-name="T40">futur</text:span>.<text:span text:style-name="T61">3S<text:tab/></text:span><text:tab/><text:tab/><text:tab/><text:tab/><text:span text:style-name="T1">1</text:span>3] <text:span text:style-name="T87">faire</text:span>. ind.p<text:span text:style-name="T21">lus-que-parfait</text:span>.1<text:span text:style-name="T55">P</text:span></text:p>
      <text:p text:style-name="P7"><text:span text:style-name="T1">1</text:span>4] <text:span text:style-name="T85">aller</text:span>. <text:span text:style-name="T40">ind.futur.1P<text:tab/><text:tab/><text:tab/><text:tab/><text:tab/><text:tab/>1</text:span>4] <text:span text:style-name="T87">dire</text:span>. <text:span text:style-name="T6">cond</text:span><text:span text:style-name="T7">itionnel</text:span><text:span text:style-name="T17">.présent.1P</text:span></text:p>
      <text:p text:style-name="P7"><text:span text:style-name="T1">15</text:span>] <text:span text:style-name="T85">faire</text:span>. <text:span text:style-name="T17">ind.futur.2P<text:tab/><text:tab/><text:tab/><text:tab/><text:tab/><text:tab/>15</text:span>] ê<text:span text:style-name="T87">tre</text:span>. <text:span text:style-name="T17">ind.passé composé.1S</text:span></text:p>
      <text:p text:style-name="P7"><text:span text:style-name="T1">16</text:span>] <text:span text:style-name="T85">dire</text:span>. ind.<text:span text:style-name="T41">futur</text:span>.<text:span text:style-name="T41">3P<text:tab/><text:tab/><text:tab/><text:tab/><text:tab/><text:tab/>16</text:span>] <text:span text:style-name="T87">avoir</text:span>. <text:span text:style-name="T16">conditionnel</text:span>.<text:span text:style-name="T81">présent</text:span>.3<text:span text:style-name="T55">P</text:span></text:p>
      <text:p text:style-name="P7"><text:span text:style-name="T1">17</text:span>] ê<text:span text:style-name="T85">tre</text:span>. ind.<text:span text:style-name="T41">futur</text:span>.<text:span text:style-name="T86">1S<text:tab/><text:tab/><text:tab/><text:tab/><text:tab/><text:tab/>17</text:span>] <text:span text:style-name="T87">parler</text:span>. <text:span text:style-name="T8">participe</text:span><text:span text:style-name="T63">.présent</text:span></text:p>
      <text:p text:style-name="P7"><text:span text:style-name="T1">18</text:span>] <text:span text:style-name="T56">avoir</text:span>. ind.passé <text:span text:style-name="T41">composé</text:span>.<text:span text:style-name="T64">3P<text:tab/><text:tab/><text:tab/><text:tab/>18</text:span>] <text:span text:style-name="T58">avoir</text:span>. <text:span text:style-name="T9">participe</text:span><text:span text:style-name="T63">.passé</text:span></text:p>
      <text:p text:style-name="P7"><text:span text:style-name="T56">19</text:span>] <text:span text:style-name="T65">be</text:span><text:span text:style-name="T32">.ind.présent.</text:span><text:span text:style-name="T33">1S</text:span><text:span text:style-name="T34"><text:tab/></text:span><text:span text:style-name="T56"><text:tab/><text:tab/><text:tab/><text:tab/><text:tab/>19</text:span>] <text:span text:style-name="T65">be</text:span><text:span text:style-name="T32">.ind.présent.</text:span><text:span text:style-name="T37">2</text:span><text:span text:style-name="T34">P</text:span></text:p>
      <text:p text:style-name="P7"><text:span text:style-name="T1">20</text:span>] <text:span text:style-name="T88">Elle a </text:span><text:span text:style-name="T2">saisi</text:span><text:span text:style-name="T67"> le chien par le collier.</text:span><text:span text:style-name="T25"><text:tab/> </text:span><text:span text:style-name="T29"><text:tab/><text:tab/>20</text:span>] <text:span text:style-name="T55">Elles</text:span><text:span text:style-name="T26"> </text:span><text:span text:style-name="T3">iraient</text:span><text:span text:style-name="T27"> bien à l’école, mais …</text:span></text:p>
      <text:p text:style-name="P8"/>
      <text:p text:style-name="P6">- C -</text:p>
      <text:p text:style-name="P4">01] <text:span text:style-name="T89">faire</text:span>. ind.<text:span text:style-name="T68">passé simple</text:span>.<text:span text:style-name="T79">3S</text:span><text:tab/><text:tab/><text:tab/><text:tab/><text:tab/><text:span text:style-name="T52">11</text:span>] <text:span text:style-name="T92">avoir</text:span>. ind.<text:span text:style-name="T69">plus-que-parfait</text:span>.3<text:span text:style-name="T55">S</text:span></text:p>
      <text:p text:style-name="P4">02] <text:span text:style-name="T89">dire</text:span>. ind.<text:span text:style-name="T30">présent</text:span>.3<text:span text:style-name="T55">S</text:span><text:tab/><text:tab/><text:tab/><text:tab/><text:tab/><text:tab/><text:span text:style-name="T52">12</text:span>] <text:span text:style-name="T92">parler</text:span>. ind.<text:span text:style-name="T70">futur.</text:span>3<text:span text:style-name="T55">P</text:span></text:p>
      <text:p text:style-name="P4">03] <text:span text:style-name="T89">être</text:span>. in<text:span text:style-name="T30">d.présent</text:span>.<text:span text:style-name="T71">1P<text:tab/></text:span><text:tab/><text:tab/><text:tab/><text:tab/><text:tab/><text:span text:style-name="T52">1</text:span>3] <text:span text:style-name="T92">saisir</text:span>. ind.<text:span text:style-name="T72">passé antérieur</text:span>.<text:span text:style-name="T73">3S</text:span></text:p>
      <text:p text:style-name="P4">04] <text:span text:style-name="T89">avoir</text:span>. <text:span text:style-name="T31">ind</text:span><text:span text:style-name="T17">.imparfait.3S<text:tab/><text:tab/><text:tab/><text:tab/><text:tab/><text:tab/>1</text:span>4] <text:span text:style-name="T92">aller</text:span>. <text:span text:style-name="T6">cond</text:span><text:span text:style-name="T7">itionnel</text:span><text:span text:style-name="T17">.présent.1S</text:span></text:p>
      <text:p text:style-name="P4">0<text:span text:style-name="T17">5</text:span>] <text:span text:style-name="T89">parler</text:span>. <text:span text:style-name="T10">participe</text:span><text:span text:style-name="T74">.présent<text:tab/><text:tab/><text:tab/><text:tab/><text:tab/>15</text:span>] <text:span text:style-name="T92">faire</text:span>. <text:span text:style-name="T11">conditionnel</text:span><text:span text:style-name="T17">.présent.2P</text:span></text:p>
      <text:p text:style-name="P4">0<text:span text:style-name="T49">6</text:span>] <text:span text:style-name="T89">saisir</text:span>. <text:span text:style-name="T17">ind.passé composé.1S<text:tab/><text:tab/><text:tab/><text:tab/><text:tab/>16</text:span>] <text:span text:style-name="T92">dire</text:span>. <text:span text:style-name="T12">impératif</text:span><text:span text:style-name="T17">.présent.2P</text:span></text:p>
      <text:p text:style-name="P5">0<text:span text:style-name="T49">7</text:span>] <text:span text:style-name="T89">aller</text:span>. ind.<text:span text:style-name="T50">imparfait</text:span>.<text:span text:style-name="T51">2P<text:tab/></text:span><text:tab/><text:tab/><text:tab/><text:tab/><text:tab/><text:span text:style-name="T52">17</text:span>] <text:span text:style-name="T92">faire</text:span>. <text:span text:style-name="T13">impératif</text:span>.<text:span text:style-name="T75">présent</text:span>.<text:span text:style-name="T73">2S</text:span></text:p>
      <text:p text:style-name="P4">0<text:span text:style-name="T49">8</text:span>] <text:span text:style-name="T92">faire</text:span>. ind.<text:span text:style-name="T50">passé simple</text:span>.<text:span text:style-name="T50">3P</text:span><text:tab/><text:tab/><text:tab/><text:tab/><text:tab/><text:span text:style-name="T52">18</text:span>] <text:span text:style-name="T92">dire</text:span>. <text:span text:style-name="T14">participe</text:span>.<text:span text:style-name="T76">passé</text:span></text:p>
      <text:p text:style-name="P4">0<text:span text:style-name="T49">9</text:span>] <text:span text:style-name="T92">dire</text:span>. <text:span text:style-name="T15">participe</text:span>.<text:span text:style-name="T77">passé</text:span><text:tab/><text:tab/><text:tab/><text:tab/><text:tab/><text:tab/><text:span text:style-name="T52">19</text:span>] <text:span text:style-name="T66">do</text:span><text:span text:style-name="T35">. ind.</text:span><text:span text:style-name="T36">présent</text:span><text:span text:style-name="T35">.</text:span><text:span text:style-name="T38">1S</text:span></text:p>
      <text:p text:style-name="P4"><text:span text:style-name="T49">10</text:span>] <text:span text:style-name="T92">être</text:span>. ind.<text:span text:style-name="T50">passé composé</text:span>.<text:span text:style-name="T51">1P</text:span><text:tab/><text:tab/><text:tab/><text:tab/><text:tab/><text:span text:style-name="T52">20</text:span>] <text:span text:style-name="T91">Elle </text:span><text:span text:style-name="T4">aura passé</text:span><text:span text:style-name="T91"> la nuit chez elle.</text:span></text:p>
      <text:p text:style-name="P4"/>
      <text:p text:style-name="P16"><text:soft-page-break/>Contrôle de conjugaison <text:span text:style-name="T48">du </text:span>20<text:span text:style-name="T43">21</text:span>.<text:span text:style-name="T83">01</text:span>.<text:span text:style-name="T83">11</text:span> <text:span text:style-name="T5">(sept verbes, C07) / 6</text:span><text:span text:style-name="T42">e</text:span><text:span text:style-name="T5"> </text:span></text:p>
      <text:p text:style-name="P10"/>
      <text:p text:style-name="P13"/>
      <text:p text:style-name="P14"><text:tab/><text:tab/>avoir<text:tab/><text:tab/><text:tab/><text:tab/><text:tab/>être<text:tab/><text:tab/><text:tab/><text:tab/><text:tab/>aller</text:p>
      <text:p text:style-name="P14"/>
      <text:p text:style-name="P14"><text:tab/><text:tab/>indicatif.présent<text:tab/><text:tab/><text:tab/>indicatif.futur<text:tab/><text:tab/><text:tab/>indicatif.imparfait</text:p>
      <text:p text:style-name="P14"/>
      <text:p text:style-name="P14"><text:span text:style-name="T93">1S</text:span><text:tab/><text:tab/>________________<text:tab/><text:tab/><text:tab/>________________<text:tab/><text:tab/><text:tab/>________________</text:p>
      <text:p text:style-name="P14"><text:span text:style-name="T93">2S</text:span><text:tab/><text:tab/>________________<text:tab/><text:tab/><text:tab/>________________<text:tab/><text:tab/><text:tab/>________________</text:p>
      <text:p text:style-name="P14"><text:span text:style-name="T93">3S</text:span><text:tab/><text:tab/>________________<text:tab/><text:tab/><text:tab/>________________<text:tab/><text:tab/><text:tab/>________________</text:p>
      <text:p text:style-name="P14"><text:span text:style-name="T93">1P</text:span><text:tab/><text:tab/>________________<text:tab/><text:tab/><text:tab/>________________<text:tab/><text:tab/><text:tab/>________________</text:p>
      <text:p text:style-name="P14"><text:span text:style-name="T93">2P</text:span><text:tab/><text:tab/>________________<text:tab/><text:tab/><text:tab/>________________<text:tab/><text:tab/><text:tab/>________________</text:p>
      <text:p text:style-name="P14"><text:span text:style-name="T93">3P</text:span><text:tab/><text:tab/>________________<text:tab/><text:tab/><text:tab/>________________<text:tab/><text:tab/><text:tab/>________________</text:p>
      <text:p text:style-name="P14"/>
      <text:p text:style-name="P14"/>
      <text:p text:style-name="P15"><text:tab/><text:tab/><text:span text:style-name="T95">avoir</text:span><text:span text:style-name="T94">. ind.passé </text:span><text:span text:style-name="T96">composé</text:span><text:span text:style-name="T94">.</text:span><text:span text:style-name="T97">3P<text:tab/><text:tab/></text:span><text:span text:style-name="T98">faire</text:span><text:span text:style-name="T94">. ind.</text:span><text:span text:style-name="T98">présent</text:span><text:span text:style-name="T94">.</text:span><text:span text:style-name="T98">2P</text:span></text:p>
      <text:p text:style-name="P15"><text:span text:style-name="T97"><text:tab/><text:tab/>________________<text:tab/><text:tab/><text:tab/>________________</text:span></text:p>
      <text:p text:style-name="P12"/>
      <text:p text:style-name="P1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1-01-11T21:14:56.142518117</dc:date>
    <meta:editing-duration>PT10H21M26S</meta:editing-duration>
    <meta:editing-cycles>89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2" meta:paragraph-count="48" meta:word-count="330" meta:character-count="2886" meta:non-whitespace-character-count="2405"/>
  </office:meta>
</office:document-meta>
</file>